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E6E0000128104388A64.svm"/>
  <manifest:file-entry manifest:media-type="" manifest:full-path="Pictures/2000000700002BB9000008CA4BD0781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use-window-font-color="true" fo:font-size="9pt" fo:language="zxx" fo:country="none" style:font-size-asian="9pt" style:font-size-complex="9pt"/>
    </style:style>
    <style:style style:name="P3" style:family="paragraph" style:parent-style-name="Standard">
      <style:paragraph-properties style:text-autospace="none"/>
      <style:text-properties style:use-window-font-color="true" fo:font-size="9pt" fo:language="zxx" fo:country="none" style:font-size-asian="9pt" style:language-asian="zh" style:country-asian="CN" style:font-size-complex="9pt"/>
    </style:style>
    <style:style style:name="P4" style:family="paragraph" style:parent-style-name="Standard">
      <style:text-properties style:use-window-font-color="true" style:font-name="新宋体" fo:font-size="9pt" fo:language="zxx" fo:country="none" style:font-name-asian="新宋体" style:font-size-asian="9pt" style:language-asian="zh" style:country-asian="CN" style:font-size-complex="9pt"/>
    </style:style>
    <style:style style:name="P5" style:family="paragraph" style:parent-style-name="Standard">
      <style:paragraph-properties style:text-autospace="none"/>
      <style:text-properties style:use-window-font-color="true" style:font-name="新宋体" fo:font-size="9pt" fo:language="zxx" fo:country="none" style:font-name-asian="新宋体" style:font-size-asian="9pt" style:language-asian="zh" style:country-asian="CN" style:font-size-complex="9pt"/>
    </style:style>
    <style:style style:name="P6" style:family="paragraph" style:parent-style-name="Standard">
      <style:paragraph-properties style:text-autospace="none"/>
      <style:text-properties style:use-window-font-color="true" style:font-name="新宋体" fo:font-size="9pt" fo:language="zxx" fo:country="none" style:font-name-asian="新宋体" style:font-size-asian="9pt" style:language-asian="zh" style:country-asian="CN" style:font-name-complex="Tahoma" style:font-size-complex="9pt" style:language-complex="zxx" style:country-complex="none"/>
    </style:style>
    <style:style style:name="P7" style:family="paragraph" style:parent-style-name="Standard">
      <style:paragraph-properties style:text-autospace="none"/>
      <style:text-properties style:use-window-font-color="true" style:font-name="新宋体" fo:font-size="9pt" fo:language="zxx" fo:country="none" style:font-name-asian="新宋体" style:font-size-asian="9pt" style:font-size-complex="9pt"/>
    </style:style>
    <style:style style:name="P8" style:family="paragraph" style:parent-style-name="Standard">
      <style:paragraph-properties style:text-autospace="none"/>
      <style:text-properties style:use-window-font-color="true" style:font-name="新宋体" fo:font-size="9pt" fo:language="zxx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P9" style:family="paragraph" style:parent-style-name="Standard">
      <style:paragraph-properties style:text-autospace="none"/>
      <style:text-properties fo:color="#010001" style:font-name="新宋体" fo:font-size="9pt" fo:language="zxx" fo:country="none" style:font-name-asian="新宋体" style:font-size-asian="9pt" style:font-size-complex="9pt"/>
    </style:style>
    <style:style style:name="P10" style:family="paragraph" style:parent-style-name="Standard">
      <style:text-properties style:font-name="新宋体" style:font-name-asian="新宋体"/>
    </style:style>
    <style:style style:name="P11" style:family="paragraph" style:parent-style-name="Standard">
      <style:paragraph-properties style:text-autospace="none"/>
      <style:text-properties style:font-name="新宋体" style:font-name-asian="新宋体"/>
    </style:style>
    <style:style style:name="P12" style:family="paragraph" style:parent-style-name="Standard">
      <style:text-properties style:font-name="新宋体" style:font-name-asian="新宋体" style:language-asian="zh" style:country-asian="CN"/>
    </style:style>
    <style:style style:name="P13" style:family="paragraph" style:parent-style-name="Standard">
      <style:paragraph-properties style:text-autospace="none"/>
      <style:text-properties fo:language="zxx" fo:country="none"/>
    </style:style>
    <style:style style:name="P14" style:family="paragraph" style:parent-style-name="Standard">
      <style:paragraph-properties fo:margin-left="1.245cm" fo:margin-right="0cm" fo:text-indent="0cm" style:auto-text-indent="false" style:text-autospace="none"/>
      <style:text-properties style:use-window-font-color="true" style:font-name="新宋体" fo:font-size="9pt" fo:language="zxx" fo:country="none" style:font-name-asian="新宋体" style:font-size-asian="9pt" style:font-size-complex="9pt"/>
    </style:style>
    <style:style style:name="P15" style:family="paragraph" style:parent-style-name="Standard">
      <style:paragraph-properties fo:margin-left="1.245cm" fo:margin-right="0cm" fo:text-indent="0cm" style:auto-text-indent="false" style:text-autospace="none"/>
      <style:text-properties style:use-window-font-color="true" style:font-name="新宋体" fo:font-size="9pt" fo:language="zxx" fo:country="none" style:font-name-asian="新宋体" style:font-size-asian="9pt" style:language-asian="zh" style:country-asian="CN" style:font-size-complex="9pt"/>
    </style:style>
    <style:style style:name="P16" style:family="paragraph" style:parent-style-name="Standard">
      <style:paragraph-properties fo:margin-left="1.245cm" fo:margin-right="0cm" fo:text-indent="0cm" style:auto-text-indent="false"/>
      <style:text-properties style:font-name="新宋体" style:font-name-asian="新宋体"/>
    </style:style>
    <style:style style:name="P17" style:family="paragraph" style:parent-style-name="Standard">
      <style:paragraph-properties fo:margin-left="1.245cm" fo:margin-right="0cm" fo:text-indent="0cm" style:auto-text-indent="false" style:text-autospace="none"/>
      <style:text-properties style:font-name="新宋体" style:font-name-asian="新宋体"/>
    </style:style>
    <style:style style:name="P18" style:family="paragraph" style:parent-style-name="Standard">
      <style:paragraph-properties fo:margin-left="1.245cm" fo:margin-right="0cm" fo:text-indent="0cm" style:auto-text-indent="false" style:text-autospace="none"/>
    </style:style>
    <style:style style:name="P19" style:family="paragraph" style:parent-style-name="Standard">
      <style:paragraph-properties fo:margin-left="0cm" fo:margin-right="0cm" fo:margin-top="0.423cm" fo:margin-bottom="0.212cm" fo:text-indent="0cm" style:auto-text-indent="false">
        <style:tab-stops>
          <style:tab-stop style:position="1.085cm"/>
        </style:tab-stops>
      </style:paragraph-properties>
    </style:style>
    <style:style style:name="P20" style:family="paragraph" style:parent-style-name="Standard">
      <style:paragraph-properties fo:margin-left="0cm" fo:margin-right="0cm" fo:margin-top="0.423cm" fo:margin-bottom="0.212cm" fo:text-indent="0cm" style:auto-text-indent="false">
        <style:tab-stops>
          <style:tab-stop style:position="1.085cm"/>
        </style:tab-stops>
      </style:paragraph-properties>
      <style:text-properties fo:color="#010001" style:font-name="新宋体" fo:font-size="9pt" fo:language="zxx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P21" style:family="paragraph" style:parent-style-name="Standard">
      <style:paragraph-properties fo:margin-left="0cm" fo:margin-right="0cm" fo:margin-top="0.423cm" fo:margin-bottom="0.212cm" fo:text-indent="0cm" style:auto-text-indent="false" fo:keep-with-next="always">
        <style:tab-stops>
          <style:tab-stop style:position="1.085cm"/>
        </style:tab-stops>
      </style:paragraph-properties>
      <style:text-properties fo:color="#010001" style:font-name="新宋体" fo:font-size="9pt" fo:language="zxx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P22" style:family="paragraph" style:parent-style-name="Standard" style:list-style-name="L1">
      <style:text-properties fo:color="#008000" style:font-name="新宋体" fo:font-size="9pt" fo:language="zxx" fo:country="none" style:font-name-asian="新宋体" style:font-size-asian="9pt" style:language-asian="zh" style:country-asian="CN" style:font-size-complex="9pt"/>
    </style:style>
    <style:style style:name="P23" style:family="paragraph" style:parent-style-name="Standard" style:list-style-name="L1">
      <style:text-properties style:font-name="新宋体" style:font-name-asian="新宋体"/>
    </style:style>
    <style:style style:name="P24" style:family="paragraph" style:parent-style-name="Standard">
      <style:paragraph-properties style:text-autospace="none"/>
      <style:text-properties fo:color="#a31515" fo:font-size="9pt" fo:language="zxx" fo:country="none" style:font-size-asian="9pt" style:font-size-complex="9pt"/>
    </style:style>
    <style:style style:name="P25" style:family="paragraph" style:parent-style-name="Heading_20_1">
      <style:text-properties style:font-name="新宋体" style:font-name-asian="新宋体"/>
    </style:style>
    <style:style style:name="P26" style:family="paragraph" style:parent-style-name="Heading_20_2">
      <style:paragraph-properties fo:margin-left="0.503cm" fo:margin-right="0cm" fo:text-indent="0cm" style:auto-text-indent="false">
        <style:tab-stops>
          <style:tab-stop style:position="1.085cm"/>
        </style:tab-stops>
      </style:paragraph-properties>
      <style:text-properties style:font-name="新宋体" style:font-name-asian="新宋体" style:language-asian="zh" style:country-asian="CN"/>
    </style:style>
    <style:style style:name="P27" style:family="paragraph" style:parent-style-name="Heading_20_2">
      <style:paragraph-properties fo:margin-left="0.503cm" fo:margin-right="0cm" fo:margin-top="0.423cm" fo:margin-bottom="0.212cm" fo:text-indent="0cm" style:auto-text-indent="false" fo:keep-with-next="always">
        <style:tab-stops>
          <style:tab-stop style:position="1.085cm"/>
        </style:tab-stops>
      </style:paragraph-properties>
      <style:text-properties style:font-name="新宋体" fo:language="zxx" fo:country="none" style:font-name-asian="新宋体" style:language-asian="zxx" style:country-asian="none" style:font-name-complex="Tahoma" style:language-complex="zxx" style:country-complex="none"/>
    </style:style>
    <style:style style:name="P28" style:family="paragraph" style:parent-style-name="Heading_20_3">
      <style:paragraph-properties fo:margin-left="1.323cm" fo:margin-right="0cm" fo:text-indent="-0.026cm" style:auto-text-indent="false">
        <style:tab-stops>
          <style:tab-stop style:position="1.588cm"/>
        </style:tab-stops>
      </style:paragraph-properties>
      <style:text-properties style:font-name="新宋体" style:font-name-asian="新宋体" style:language-asian="zh" style:country-asian="CN"/>
    </style:style>
    <style:style style:name="P29" style:family="paragraph" style:parent-style-name="Heading_20_3">
      <style:paragraph-properties fo:margin-left="1.323cm" fo:margin-right="0cm" fo:margin-top="0.423cm" fo:margin-bottom="0.212cm" fo:text-indent="-0.026cm" style:auto-text-indent="false" fo:keep-with-next="always">
        <style:tab-stops>
          <style:tab-stop style:position="1.588cm"/>
        </style:tab-stops>
      </style:paragraph-properties>
      <style:text-properties style:font-name="新宋体" style:font-name-asian="新宋体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fo:color="#008000" fo:font-size="9pt" fo:language="zxx" fo:country="none" style:font-size-asian="9pt" style:font-size-complex="9pt"/>
    </style:style>
    <style:style style:name="T3" style:family="text">
      <style:text-properties fo:color="#008000" fo:font-size="9pt" fo:language="zxx" fo:country="none" style:font-size-asian="9pt" style:language-asian="zh" style:country-asian="CN" style:font-size-complex="9pt"/>
    </style:style>
    <style:style style:name="T4" style:family="text">
      <style:text-properties fo:color="#008000" style:font-name="新宋体" fo:font-size="9pt" fo:language="zxx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T5" style:family="text">
      <style:text-properties fo:color="#008000" style:font-name="新宋体" fo:font-size="9pt" fo:language="zxx" fo:country="none" style:font-name-asian="新宋体" style:font-size-asian="9pt" style:font-size-complex="9pt"/>
    </style:style>
    <style:style style:name="T6" style:family="text">
      <style:text-properties fo:color="#008000" style:font-name="新宋体" fo:font-size="9pt" fo:language="zxx" fo:country="none" style:font-name-asian="新宋体" style:font-size-asian="9pt" style:language-asian="zh" style:country-asian="CN" style:font-size-complex="9pt"/>
    </style:style>
    <style:style style:name="T7" style:family="text">
      <style:text-properties fo:color="#008000" style:font-name="新宋体" fo:font-size="9pt" style:font-name-asian="新宋体" style:font-size-asian="9pt" style:language-asian="zh" style:country-asian="CN" style:font-name-complex="Tahoma" style:font-size-complex="9pt"/>
    </style:style>
    <style:style style:name="T8" style:family="text">
      <style:text-properties style:use-window-font-color="true" fo:font-size="9pt" fo:language="zxx" fo:country="none" style:font-size-asian="9pt" style:font-size-complex="9pt"/>
    </style:style>
    <style:style style:name="T9" style:family="text">
      <style:text-properties style:use-window-font-color="true" fo:font-size="9pt" fo:language="zxx" fo:country="none" style:font-size-asian="9pt" style:language-asian="zh" style:country-asian="CN" style:font-size-complex="9pt"/>
    </style:style>
    <style:style style:name="T10" style:family="text">
      <style:text-properties style:use-window-font-color="true" fo:font-size="9pt" style:font-size-asian="9pt" style:font-size-complex="9pt"/>
    </style:style>
    <style:style style:name="T11" style:family="text">
      <style:text-properties style:use-window-font-color="true" style:language-asian="zh" style:country-asian="CN"/>
    </style:style>
    <style:style style:name="T12" style:family="text">
      <style:text-properties style:use-window-font-color="true" style:font-name="新宋体" fo:font-size="9pt" fo:language="zxx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T13" style:family="text">
      <style:text-properties style:use-window-font-color="true" style:font-name="新宋体" fo:font-size="9pt" fo:language="zxx" fo:country="none" style:font-name-asian="新宋体" style:font-size-asian="9pt" style:language-asian="zh" style:country-asian="CN" style:font-name-complex="Tahoma" style:font-size-complex="9pt" style:language-complex="zxx" style:country-complex="none"/>
    </style:style>
    <style:style style:name="T14" style:family="text">
      <style:text-properties style:use-window-font-color="true" style:font-name="新宋体" fo:font-size="9pt" fo:language="zxx" fo:country="none" style:font-name-asian="新宋体" style:font-size-asian="9pt" style:language-asian="zh" style:country-asian="CN" style:font-size-complex="9pt"/>
    </style:style>
    <style:style style:name="T15" style:family="text">
      <style:text-properties fo:color="#010001" fo:font-size="9pt" fo:language="zxx" fo:country="none" style:font-size-asian="9pt" style:font-size-complex="9pt"/>
    </style:style>
    <style:style style:name="T16" style:family="text">
      <style:text-properties fo:color="#010001" fo:font-size="9pt" fo:language="zxx" fo:country="none" style:font-size-asian="9pt" style:language-asian="zh" style:country-asian="CN" style:font-size-complex="9pt"/>
    </style:style>
    <style:style style:name="T17" style:family="text">
      <style:text-properties fo:color="#010001" fo:font-size="9pt" fo:language="zxx" fo:country="none" style:font-size-asian="9pt" style:language-asian="zh" style:country-asian="CN" style:font-name-complex="Tahoma" style:font-size-complex="9pt" style:language-complex="zxx" style:country-complex="none"/>
    </style:style>
    <style:style style:name="T18" style:family="text">
      <style:text-properties fo:color="#010001" fo:font-size="9pt" style:font-size-asian="9pt" style:font-size-complex="9pt"/>
    </style:style>
    <style:style style:name="T19" style:family="text">
      <style:text-properties fo:color="#010001" style:font-name="新宋体" fo:font-size="9pt" fo:language="zxx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T20" style:family="text">
      <style:text-properties fo:color="#010001" style:font-name="新宋体" fo:font-size="9pt" fo:language="zxx" fo:country="none" style:font-name-asian="新宋体" style:font-size-asian="9pt" style:language-asian="zh" style:country-asian="CN" style:font-name-complex="Tahoma" style:font-size-complex="9pt" style:language-complex="zxx" style:country-complex="none"/>
    </style:style>
    <style:style style:name="T21" style:family="text">
      <style:text-properties fo:color="#0000ff" fo:font-size="9pt" fo:language="zxx" fo:country="none" style:font-size-asian="9pt" style:font-size-complex="9pt"/>
    </style:style>
    <style:style style:name="T22" style:family="text">
      <style:text-properties fo:color="#0000ff" fo:font-size="9pt" fo:language="zxx" fo:country="none" style:font-size-asian="9pt" style:language-asian="zh" style:country-asian="CN" style:font-size-complex="9pt"/>
    </style:style>
    <style:style style:name="T23" style:family="text">
      <style:text-properties fo:color="#0000ff" fo:font-size="9pt" fo:language="zxx" fo:country="none" fo:background-color="transparent" style:font-size-asian="9pt" style:font-size-complex="9pt"/>
    </style:style>
    <style:style style:name="T24" style:family="text">
      <style:text-properties fo:color="#0000ff" fo:font-size="9pt" fo:language="zxx" fo:country="none" fo:background-color="transparent" style:font-size-asian="9pt" style:language-asian="zh" style:country-asian="CN" style:font-size-complex="9pt"/>
    </style:style>
    <style:style style:name="T25" style:family="text">
      <style:text-properties fo:color="#0000ff" style:font-name="新宋体" fo:font-size="9pt" fo:language="zxx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T26" style:family="text">
      <style:text-properties fo:color="#a31515" fo:font-size="9pt" fo:language="zxx" fo:country="none" style:font-size-asian="9pt" style:font-size-complex="9pt"/>
    </style:style>
    <style:style style:name="T27" style:family="text">
      <style:text-properties fo:color="#a31515" style:font-name="新宋体" fo:font-size="9pt" fo:language="zxx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MotionBlur</text:h>
      <text:h text:style-name="P26" text:outline-level="2">The main process of motion blur in liquidmaya</text:h>
      <text:h text:style-name="P28" text:outline-level="3">Save the current time before rendering each frame</text:h>
      <text:list xml:id="list34393226" text:style-name="L1">
        <text:list-item>
          <text:list>
            <text:list-header>
              <text:p text:style-name="P22">// Remember the frame the scene was at so we can restore it later.</text:p>
              <text:p text:style-name="P23"><text:span text:style-name="T15">originalTime</text:span><text:span text:style-name="T8"> = </text:span><text:span text:style-name="T15">ManimControl</text:span><text:span text:style-name="T8">::</text:span><text:span text:style-name="T15">currentTime</text:span><text:span text:style-name="T8">();</text:span></text:p>
            </text:list-header>
          </text:list>
        </text:list-item>
      </text:list>
      <text:p text:style-name="P5"/>
      <text:h text:style-name="P29" text:outline-level="3">goback to the orininal time</text:h>
      <text:p text:style-name="P11"><text:span text:style-name="T21"><text:tab/>void</text:span><text:span text:style-name="T8"> </text:span><text:span text:style-name="T15">liqRibTranslator</text:span><text:span text:style-name="T8">::</text:span><text:span text:style-name="T15">postActions</text:span><text:span text:style-name="T8">(</text:span><text:span text:style-name="T21">const</text:span><text:span text:style-name="T8"> </text:span><text:span text:style-name="T15">MString</text:span><text:span text:style-name="T8">&amp; </text:span><text:span text:style-name="T15">originalLayer__</text:span><text:span text:style-name="T8">)</text:span></text:p>
      <text:p text:style-name="P7"><text:tab/>{</text:p>
      <text:p text:style-name="P11"><text:span text:style-name="T8"><text:tab/></text:span><text:span text:style-name="T2">// return to the frame we were at before we ran the animation</text:span></text:p>
      <text:p text:style-name="P11"><text:span text:style-name="T8"><text:tab/></text:span><text:span text:style-name="T15">MGlobal</text:span><text:span text:style-name="T8">::</text:span><text:span text:style-name="T15">viewFrame</text:span><text:span text:style-name="T8"> (</text:span><text:span text:style-name="T15">originalTime</text:span><text:span text:style-name="T8">);</text:span></text:p>
      <text:p text:style-name="P14">...</text:p>
      <text:p text:style-name="P15">}</text:p>
      <text:h text:style-name="P29" text:outline-level="3">actinos in each frame</text:h>
      <text:p text:style-name="P12"><text:span text:style-name="T15">liqRibTranslator</text:span><text:span text:style-name="T8">::</text:span><text:span text:style-name="T15">processOneFrame</text:span><text:span text:style-name="T8">(...)</text:span></text:p>
      <text:p text:style-name="P4">{</text:p>
      <text:p text:style-name="P16"><text:s/><text:span text:style-name="T2">/</text:span><text:span text:style-name="T3">/</text:span><text:span text:style-name="T2"> <text:s/>calculate sampling time</text:span></text:p>
      <text:p text:style-name="P16"><text:span text:style-name="T15">calaculateSamplingTime</text:span><text:span text:style-name="T8">(</text:span><text:span text:style-name="T15">scanTime</text:span><text:span text:style-name="T8">);</text:span></text:p>
      <text:p text:style-name="P17">...</text:p>
      <text:p text:style-name="P17"><text:span text:style-name="T21">if</text:span><text:span text:style-name="T8">( </text:span><text:span text:style-name="T15">liqglo</text:span><text:span text:style-name="T8">.</text:span><text:span text:style-name="T15">doCameraMotion</text:span><text:span text:style-name="T8"> || </text:span><text:span text:style-name="T15">liqglo__</text:span><text:span text:style-name="T8">.</text:span><text:span text:style-name="T15">liqglo_doMotion</text:span><text:span text:style-name="T8"> || </text:span><text:span text:style-name="T15">liqglo__</text:span><text:span text:style-name="T8">.</text:span><text:span text:style-name="T15">liqglo_doDef</text:span><text:span text:style-name="T8"> ) </text:span></text:p>
      <text:p text:style-name="P14">{</text:p>
      <text:p text:style-name="P17"><text:span text:style-name="T8"><text:tab/></text:span><text:span text:style-name="T21">for</text:span><text:span text:style-name="T8"> ( </text:span><text:span text:style-name="T21">int</text:span><text:span text:style-name="T8"> </text:span><text:span text:style-name="T15">msampleOn</text:span><text:span text:style-name="T8"> = 0; </text:span><text:span text:style-name="T15">msampleOn</text:span><text:span text:style-name="T8"> &lt; </text:span><text:span text:style-name="T15">liqglo__</text:span><text:span text:style-name="T8">.</text:span><text:span text:style-name="T15">liqglo_motionSamples</text:span><text:span text:style-name="T8">; </text:span><text:span text:style-name="T15">msampleOn</text:span><text:span text:style-name="T16">+</text:span><text:span text:style-name="T8">+ ) </text:span></text:p>
      <text:p text:style-name="P18"><text:span text:style-name="T8"><text:s text:c="7"/></text:span><text:span text:style-name="T5"><text:s text:c="4"/></text:span><text:span text:style-name="T14">{ </text:span><text:span text:style-name="T5">/*</text:span><text:span text:style-name="T6">sampling</text:span><text:span text:style-name="T5">*/ </text:span></text:p>
      <text:p text:style-name="P17"><text:span text:style-name="T8"><text:tab/><text:tab/></text:span><text:span text:style-name="T15">scanScene__</text:span><text:span text:style-name="T8">( </text:span><text:span text:style-name="T15">liqglo__</text:span><text:span text:style-name="T8">.</text:span><text:span text:style-name="T15">liqglo_sampleTimes</text:span><text:span text:style-name="T8">[ </text:span><text:span text:style-name="T15">msampleOn</text:span><text:span text:style-name="T8"> ] , </text:span><text:span text:style-name="T15">msampleOn</text:span><text:span text:style-name="T8"> );</text:span></text:p>
      <text:p text:style-name="P17"><text:span text:style-name="T8"><text:tab/>} </text:span><text:span text:style-name="T21">else</text:span><text:span text:style-name="T8"> {</text:span></text:p>
      <text:p text:style-name="P17"><text:span text:style-name="T8"><text:tab/><text:tab/></text:span><text:span text:style-name="T15">liqglo__</text:span><text:span text:style-name="T8">.</text:span><text:span text:style-name="T15">liqglo_sampleTimes</text:span><text:span text:style-name="T8">[ 0 ] = </text:span><text:span text:style-name="T15">scanTime</text:span><text:span text:style-name="T8">;</text:span></text:p>
      <text:p text:style-name="P17"><text:span text:style-name="T8"><text:tab/><text:tab/></text:span><text:span text:style-name="T15">liqglo__</text:span><text:span text:style-name="T8">.</text:span><text:span text:style-name="T15">liqglo_sampleTimesOffsets</text:span><text:span text:style-name="T8">[ 0 ] = 0;</text:span></text:p>
      <text:p text:style-name="P17"><text:span text:style-name="T8"><text:tab/><text:tab/></text:span><text:span text:style-name="T15">scanScene__</text:span><text:span text:style-name="T8">( </text:span><text:span text:style-name="T15">scanTime</text:span><text:span text:style-name="T8">, 0 );</text:span></text:p>
      <text:p text:style-name="P14"><text:tab/>}</text:p>
      <text:p text:style-name="P14">....</text:p>
      <text:p text:style-name="P15">}</text:p>
      <text:p text:style-name="P4">}</text:p>
      <text:p text:style-name="P4"/>
      <text:p text:style-name="P7"/>
      <text:p text:style-name="P11"><text:span text:style-name="T15">MStatus</text:span><text:span text:style-name="T8"> </text:span><text:span text:style-name="T15">liqRibTranslator</text:span><text:span text:style-name="T8">::</text:span><text:span text:style-name="T15">scanScene__</text:span><text:span text:style-name="T8">(</text:span><text:span text:style-name="T21">float</text:span><text:span text:style-name="T8"> </text:span><text:span text:style-name="T15">lframe</text:span><text:span text:style-name="T8">, </text:span><text:span text:style-name="T21">int</text:span><text:span text:style-name="T8"> </text:span><text:span text:style-name="T15">sample</text:span><text:span text:style-name="T8"> )</text:span></text:p>
      <text:p text:style-name="P7">{</text:p>
      <text:p text:style-name="P11"><text:span text:style-name="T8"><text:tab/></text:span><text:span text:style-name="T15">MTime</text:span><text:span text:style-name="T8"> </text:span><text:span text:style-name="T15">mt</text:span><text:span text:style-name="T8">( ( </text:span><text:span text:style-name="T21">double</text:span><text:span text:style-name="T8"> )</text:span><text:span text:style-name="T15">lframe</text:span><text:span text:style-name="T8">, </text:span><text:span text:style-name="T15">MTime</text:span><text:span text:style-name="T8">::</text:span><text:span text:style-name="T15">uiUnit</text:span><text:span text:style-name="T8">() );</text:span></text:p>
      <text:p text:style-name="P11"><text:span text:style-name="T8"><text:tab/></text:span><text:span text:style-name="T21">if</text:span><text:span text:style-name="T8">( </text:span><text:span text:style-name="T15">MGlobal</text:span><text:span text:style-name="T8">::</text:span><text:span text:style-name="T15">viewFrame</text:span><text:span text:style-name="T8">(</text:span><text:span text:style-name="T15">mt</text:span><text:span text:style-name="T8">) == </text:span><text:span text:style-name="T15">MS</text:span><text:span text:style-name="T8">::</text:span><text:span text:style-name="T15">kSuccess</text:span><text:span text:style-name="T8"> ) </text:span><text:span text:style-name="T23"><text:s/>//</text:span><text:span text:style-name="T24">sampling at (mt + delta)</text:span></text:p>
      <text:p text:style-name="P11"><text:span text:style-name="T8"><text:tab/>{...</text:span><text:span text:style-name="T9">}</text:span></text:p>
      <text:p text:style-name="P5"><text:s text:c="14"/>...</text:p>
      <text:p text:style-name="P9"><text:span text:style-name="T11"><text:s text:c="13"/></text:span><text:span text:style-name="T1">scanSceneNodes</text:span><text:span text:style-name="T11">(...);// call htable-&gt;insert(...);</text:span></text:p>
      <text:p text:style-name="P5">}</text:p>
      <text:p text:style-name="P10"><text:s/></text:p>
      <text:p text:style-name="P11"><text:span text:style-name="T15">liqRibTranslator</text:span><text:span text:style-name="T8">::</text:span><text:span text:style-name="T15">scanSceneNodes</text:span><text:span text:style-name="T8">(</text:span><text:span text:style-name="T9">)</text:span></text:p>
      <text:p text:style-name="P5">{</text:p>
      <text:p text:style-name="P5">...</text:p>
      <text:p text:style-name="P11"><text:span text:style-name="T9"><text:tab/></text:span><text:span text:style-name="T22">if</text:span><text:span text:style-name="T9">( <text:s/></text:span><text:span text:style-name="T16">currentNode</text:span><text:span text:style-name="T9">.</text:span><text:span text:style-name="T16">hasFn</text:span><text:span text:style-name="T9">( </text:span><text:span text:style-name="T16">MFn</text:span><text:span text:style-name="T9">::</text:span><text:span text:style-name="T16">kNurbsSurface</text:span><text:span text:style-name="T9"> )</text:span></text:p>
      <text:p text:style-name="P11"><text:span text:style-name="T8"><text:tab/><text:tab/>|| </text:span><text:span text:style-name="T15">currentNode</text:span><text:span text:style-name="T8">.</text:span><text:span text:style-name="T15">hasFn</text:span><text:span text:style-name="T8">( </text:span><text:span text:style-name="T15">MFn</text:span><text:span text:style-name="T8">::</text:span><text:span text:style-name="T15">kMesh</text:span><text:span text:style-name="T8"> )</text:span></text:p>
      <text:p text:style-name="P11"><text:span text:style-name="T8"><text:tab/><text:tab/>|| </text:span><text:span text:style-name="T15">currentNode</text:span><text:span text:style-name="T8">.</text:span><text:span text:style-name="T15">hasFn</text:span><text:span text:style-name="T8">( </text:span><text:span text:style-name="T15">MFn</text:span><text:span text:style-name="T8">::</text:span><text:span text:style-name="T15">kParticle</text:span><text:span text:style-name="T8"> )</text:span></text:p>
      <text:p text:style-name="P11"><text:span text:style-name="T8"><text:tab/><text:tab/>|| </text:span><text:span text:style-name="T15">currentNode</text:span><text:span text:style-name="T8">.</text:span><text:span text:style-name="T15">hasFn</text:span><text:span text:style-name="T8">( </text:span><text:span text:style-name="T15">MFn</text:span><text:span text:style-name="T8">::</text:span><text:span text:style-name="T15">kLocator</text:span><text:span text:style-name="T8"> )</text:span></text:p>
      <text:p text:style-name="P11"><text:soft-page-break/><text:span text:style-name="T8"><text:tab/><text:tab/>|| </text:span><text:span text:style-name="T15">currentNode</text:span><text:span text:style-name="T8">.</text:span><text:span text:style-name="T15">hasFn</text:span><text:span text:style-name="T8">( </text:span><text:span text:style-name="T15">MFn</text:span><text:span text:style-name="T8">::</text:span><text:span text:style-name="T15">kSubdiv</text:span><text:span text:style-name="T8"> )</text:span></text:p>
      <text:p text:style-name="P11"><text:span text:style-name="T8"><text:tab/><text:tab/>|| (</text:span><text:span text:style-name="T15">currentNode</text:span><text:span text:style-name="T8">.</text:span><text:span text:style-name="T15">hasFn</text:span><text:span text:style-name="T8">( </text:span><text:span text:style-name="T15">MFn</text:span><text:span text:style-name="T8">::</text:span><text:span text:style-name="T15">kPfxHair</text:span><text:span text:style-name="T8"> ) &amp;&amp; !</text:span><text:span text:style-name="T15">currentNode</text:span><text:span text:style-name="T8">.</text:span><text:span text:style-name="T15">hasFn</text:span><text:span text:style-name="T8">( </text:span><text:span text:style-name="T15">MFn</text:span><text:span text:style-name="T8">::</text:span><text:span text:style-name="T15">kPfxGeometry</text:span><text:span text:style-name="T8"> )) </text:span><text:span text:style-name="T2"><text:s/></text:span></text:p>
      <text:p text:style-name="P11"><text:span text:style-name="T8"><text:tab/><text:tab/>|| </text:span><text:span text:style-name="T15">currentNode</text:span><text:span text:style-name="T8">.</text:span><text:span text:style-name="T15">hasFn</text:span><text:span text:style-name="T8">( </text:span><text:span text:style-name="T15">MFn</text:span><text:span text:style-name="T8">::</text:span><text:span text:style-name="T15">kPfxToon</text:span><text:span text:style-name="T8"> )</text:span></text:p>
      <text:p text:style-name="P11"><text:span text:style-name="T8"><text:tab/><text:tab/>|| </text:span><text:span text:style-name="T15">currentNode</text:span><text:span text:style-name="T8">.</text:span><text:span text:style-name="T15">hasFn</text:span><text:span text:style-name="T8">( </text:span><text:span text:style-name="T15">MFn</text:span><text:span text:style-name="T8">::</text:span><text:span text:style-name="T15">kImplicitSphere</text:span><text:span text:style-name="T8"> )</text:span></text:p>
      <text:p text:style-name="P11"><text:span text:style-name="T8"><text:tab/><text:tab/>|| </text:span><text:span text:style-name="T15">currentNode</text:span><text:span text:style-name="T8">.</text:span><text:span text:style-name="T15">hasFn</text:span><text:span text:style-name="T8">( </text:span><text:span text:style-name="T15">MFn</text:span><text:span text:style-name="T8">::</text:span><text:span text:style-name="T15">kPluginShape</text:span><text:span text:style-name="T8"> ) ) </text:span><text:span text:style-name="T2">// include plugin shapes as placeholders</text:span></text:p>
      <text:p text:style-name="P11"><text:span text:style-name="T8"><text:tab/>{</text:span><text:span text:style-name="T8"> </text:span></text:p>
      <text:p text:style-name="P11"><text:span text:style-name="T8"><text:tab/><text:tab/></text:span><text:span text:style-name="T21">if</text:span><text:span text:style-name="T8">( ( </text:span><text:span text:style-name="T15">sample</text:span><text:span text:style-name="T8"> &gt; 0 ) &amp;&amp; </text:span><text:span text:style-name="T15">isObjectMotionBlur</text:span><text:span text:style-name="T8">( </text:span><text:span text:style-name="T15">path</text:span><text:span text:style-name="T8"> ))</text:span></text:p>
      <text:p text:style-name="P11"><text:span text:style-name="T8"><text:tab/><text:tab/><text:tab/></text:span><text:span text:style-name="T15">htable</text:span><text:span text:style-name="T8">-&gt;</text:span><text:span text:style-name="T15">insert</text:span><text:span text:style-name="T8">( </text:span><text:span text:style-name="T15">path</text:span><text:span text:style-name="T8">, </text:span><text:span text:style-name="T15">lframe</text:span><text:span text:style-name="T8">, </text:span><text:span text:style-name="T15">sample</text:span><text:span text:style-name="T8">, </text:span><text:span text:style-name="T15">MRT_Unknown</text:span><text:span text:style-name="T8">, </text:span><text:span text:style-name="T15">count</text:span><text:span text:style-name="T8">++ );</text:span></text:p>
      <text:p text:style-name="P11"><text:span text:style-name="T8"><text:tab/><text:tab/></text:span><text:span text:style-name="T21">else</text:span></text:p>
      <text:p text:style-name="P11"><text:span text:style-name="T8"><text:tab/><text:tab/><text:tab/></text:span><text:span text:style-name="T15">htable</text:span><text:span text:style-name="T8">-&gt;</text:span><text:span text:style-name="T15">insert</text:span><text:span text:style-name="T8">( </text:span><text:span text:style-name="T15">path</text:span><text:span text:style-name="T8">, </text:span><text:span text:style-name="T15">lframe</text:span><text:span text:style-name="T8">, 0, </text:span><text:span text:style-name="T15">MRT_Unknown</text:span><text:span text:style-name="T8">, </text:span><text:span text:style-name="T15">count</text:span><text:span text:style-name="T8">++ ); </text:span></text:p>
      <text:p text:style-name="P7"><text:tab/>}</text:p>
      <text:p text:style-name="P5">...</text:p>
      <text:p text:style-name="P5">}</text:p>
      <text:p text:style-name="P5"/>
      <text:p text:style-name="P11"><text:span text:style-name="T22">int</text:span><text:span text:style-name="T9"> </text:span><text:span text:style-name="T16">liqRibHT</text:span><text:span text:style-name="T9">::</text:span><text:span text:style-name="T16">insert</text:span><text:span text:style-name="T9">( </text:span><text:span text:style-name="T16">MDagPath</text:span><text:span text:style-name="T9"> &amp;</text:span><text:span text:style-name="T16">path</text:span><text:span text:style-name="T9">, </text:span><text:span text:style-name="T22">double</text:span><text:span text:style-name="T9"> </text:span><text:span text:style-name="T3">/*lframe*/</text:span><text:span text:style-name="T9">, </text:span><text:span text:style-name="T22">int</text:span><text:span text:style-name="T9"> </text:span><text:span text:style-name="T16">sample</text:span><text:span text:style-name="T9">,</text:span></text:p>
      <text:p text:style-name="P11"><text:span text:style-name="T8"><text:s text:c="22"/></text:span><text:span text:style-name="T15">ObjectType</text:span><text:span text:style-name="T8"> </text:span><text:span text:style-name="T15">objType</text:span><text:span text:style-name="T8">,</text:span></text:p>
      <text:p text:style-name="P11"><text:span text:style-name="T8"><text:s text:c="22"/></text:span><text:span text:style-name="T21">int</text:span><text:span text:style-name="T8"> </text:span><text:span text:style-name="T15">CountID</text:span><text:span text:style-name="T8">,</text:span></text:p>
      <text:p text:style-name="P11"><text:span text:style-name="T8"><text:s text:c="22"/></text:span><text:span text:style-name="T15">MMatrix</text:span><text:span text:style-name="T8"> *</text:span><text:span text:style-name="T15">matrix</text:span><text:span text:style-name="T8">,</text:span></text:p>
      <text:p text:style-name="P11"><text:span text:style-name="T8"><text:s text:c="22"/></text:span><text:span text:style-name="T21">const</text:span><text:span text:style-name="T8"> </text:span><text:span text:style-name="T15">MString</text:span><text:span text:style-name="T8"> </text:span><text:span text:style-name="T15">instanceStr</text:span><text:span text:style-name="T8">,</text:span></text:p>
      <text:p text:style-name="P11"><text:span text:style-name="T8"><text:s text:c="22"/></text:span><text:span text:style-name="T21">int</text:span><text:span text:style-name="T8"> </text:span><text:span text:style-name="T15">particleId</text:span><text:span text:style-name="T8"> )</text:span></text:p>
      <text:p text:style-name="P7">{</text:p>
      <text:p text:style-name="P11"><text:span text:style-name="T8"><text:s text:c="2"/></text:span><text:span text:style-name="T15">node</text:span><text:span text:style-name="T8">-&gt;</text:span><text:span text:style-name="T15">set</text:span><text:span text:style-name="T8">( </text:span><text:span text:style-name="T15">path</text:span><text:span text:style-name="T8">, </text:span><text:span text:style-name="T15">sample</text:span><text:span text:style-name="T8">, </text:span><text:span text:style-name="T15">objType</text:span><text:span text:style-name="T8">, </text:span><text:span text:style-name="T15">particleId</text:span><text:span text:style-name="T8"> );</text:span></text:p>
      <text:p text:style-name="P7"/>
      <text:p text:style-name="P5">}</text:p>
      <text:p text:style-name="P5"/>
      <text:p text:style-name="P5"/>
      <text:p text:style-name="P11"><text:span text:style-name="T22">void</text:span><text:span text:style-name="T9"> </text:span><text:span text:style-name="T16">liqRibNode</text:span><text:span text:style-name="T9">::</text:span><text:span text:style-name="T16">set</text:span><text:span text:style-name="T9">( </text:span><text:span text:style-name="T22">const</text:span><text:span text:style-name="T9"> </text:span><text:span text:style-name="T16">MDagPath</text:span><text:span text:style-name="T9"> &amp;</text:span><text:span text:style-name="T16">path</text:span><text:span text:style-name="T9">, </text:span><text:span text:style-name="T22">int</text:span><text:span text:style-name="T9"> </text:span><text:span text:style-name="T16">sample</text:span><text:span text:style-name="T9">, </text:span><text:span text:style-name="T16">ObjectType</text:span><text:span text:style-name="T9"> </text:span><text:span text:style-name="T16">objType</text:span><text:span text:style-name="T9">, </text:span><text:span text:style-name="T22">int</text:span><text:span text:style-name="T9"> </text:span><text:span text:style-name="T16">particleId</text:span><text:span text:style-name="T9"> )</text:span></text:p>
      <text:p text:style-name="P7">{</text:p>
      <text:p text:style-name="P11"><text:span text:style-name="T8"><text:s text:c="2"/></text:span><text:span text:style-name="T2">// Create a new RIB object for the given path</text:span></text:p>
      <text:p text:style-name="P11"><text:span text:style-name="T8"><text:s text:c="2"/></text:span><text:span text:style-name="T15">MObject</text:span><text:span text:style-name="T8"> </text:span><text:span text:style-name="T15">obj</text:span><text:span text:style-name="T8">( </text:span><text:span text:style-name="T15">path</text:span><text:span text:style-name="T8">.</text:span><text:span text:style-name="T15">node</text:span><text:span text:style-name="T8">() );</text:span></text:p>
      <text:p text:style-name="P11"><text:span text:style-name="T8"><text:s text:c="2"/></text:span><text:span text:style-name="T15">liqRibObjPtr</text:span><text:span text:style-name="T8"> </text:span><text:span text:style-name="T15">no</text:span><text:span text:style-name="T8">( </text:span><text:span text:style-name="T21">new</text:span><text:span text:style-name="T8"> </text:span><text:span text:style-name="T15">liqRibObj</text:span><text:span text:style-name="T8">( </text:span><text:span text:style-name="T15">path</text:span><text:span text:style-name="T8">, </text:span><text:span text:style-name="T15">objType</text:span><text:span text:style-name="T8"> ) );</text:span></text:p>
      <text:p text:style-name="P11"><text:span text:style-name="T8"><text:s text:c="2"/></text:span><text:span text:style-name="T15">LIQDEBUGPRINTF</text:span><text:span text:style-name="T8">( </text:span><text:span text:style-name="T26">"-&gt; creating rib object for reference\n"</text:span><text:span text:style-name="T8">);</text:span></text:p>
      <text:p text:style-name="P11"><text:span text:style-name="T8"><text:s text:c="2"/></text:span><text:span text:style-name="T15">no</text:span><text:span text:style-name="T8">-&gt;</text:span><text:span text:style-name="T15">ref</text:span><text:span text:style-name="T8">();</text:span></text:p>
      <text:p text:style-name="P7"/>
      <text:p text:style-name="P11"><text:span text:style-name="T8"><text:s text:c="2"/></text:span><text:span text:style-name="T21">if</text:span><text:span text:style-name="T8">( !</text:span><text:span text:style-name="T15">objects</text:span><text:span text:style-name="T8">[ </text:span><text:span text:style-name="T15">sample</text:span><text:span text:style-name="T8"> ] ) {</text:span></text:p>
      <text:p text:style-name="P11"><text:span text:style-name="T8"><text:s text:c="4"/></text:span><text:span text:style-name="T15">objects</text:span><text:span text:style-name="T8">[ </text:span><text:span text:style-name="T15">sample</text:span><text:span text:style-name="T8"> ] = </text:span><text:span text:style-name="T15">no</text:span><text:span text:style-name="T8">;</text:span><text:span text:style-name="T22">//create </text:span><text:span text:style-name="T16">liqRibNode::</text:span><text:span text:style-name="T22">object[i],set the data of i-th sampling of path to object[i]</text:span></text:p>
      <text:p text:style-name="P11"><text:span text:style-name="T8"><text:s text:c="2"/>} </text:span><text:span text:style-name="T21">else</text:span><text:span text:style-name="T8"> {</text:span></text:p>
      <text:p text:style-name="P11"><text:span text:style-name="T8"><text:s text:c="4"/></text:span><text:span text:style-name="T15">objects</text:span><text:span text:style-name="T8">[ </text:span><text:span text:style-name="T15">sample</text:span><text:span text:style-name="T8"> ]-&gt;</text:span><text:span text:style-name="T15">unref</text:span><text:span text:style-name="T8">();</text:span></text:p>
      <text:p text:style-name="P11"><text:span text:style-name="T8"><text:s text:c="4"/></text:span><text:span text:style-name="T15">objects</text:span><text:span text:style-name="T8">[ </text:span><text:span text:style-name="T15">sample</text:span><text:span text:style-name="T8"> ] = </text:span><text:span text:style-name="T15">no</text:span><text:span text:style-name="T8">;</text:span><text:span text:style-name="T22">//create </text:span><text:span text:style-name="T16">liqRibNode::</text:span><text:span text:style-name="T22">object[i],set the data of i-th sampling of path to object[i]</text:span></text:p>
      <text:p text:style-name="P7"><text:s text:c="2"/>}</text:p>
      <text:p text:style-name="P5">}</text:p>
      <text:h text:style-name="P27" text:outline-level="2"><text:s/>Transform Motion Blur </text:h>
      <text:p text:style-name="P21"><draw:frame draw:style-name="fr1" draw:name="图形1" text:anchor-type="paragraph" svg:width="11.194cm" svg:height="2.251cm" draw:z-index="0"><draw:image xlink:href="Pictures/2000000700002BB9000008CA4BD0781B.svm" xlink:type="simple" xlink:show="embed" xlink:actuate="onLoad"/></draw:frame></text:p>
      <text:p text:style-name="P19"><text:span text:style-name="T19">liqRibObj</text:span><text:span text:style-name="T12">::</text:span><text:span text:style-name="T19">liqRibObj</text:span><text:span text:style-name="T12">( </text:span><text:span text:style-name="T25">const</text:span><text:span text:style-name="T12"> </text:span><text:span text:style-name="T19">MDagPath</text:span><text:span text:style-name="T12"> &amp;</text:span><text:span text:style-name="T19">path</text:span><text:span text:style-name="T12">, </text:span><text:span text:style-name="T19">ObjectType</text:span><text:span text:style-name="T12"> </text:span><text:span text:style-name="T19">objType</text:span><text:span text:style-name="T12"> )</text:span><text:span text:style-name="T12"><text:line-break/></text:span><text:span text:style-name="T8">{</text:span></text:p>
      <text:p text:style-name="P13"><text:span text:style-name="T10"><text:s text:c="2"/></text:span><text:span text:style-name="T18">MFnDagNode</text:span><text:span text:style-name="T10"> </text:span><text:span text:style-name="T18">nodeFn</text:span><text:span text:style-name="T10">( </text:span><text:span text:style-name="T18">obj</text:span><text:span text:style-name="T10"> );</text:span></text:p>
      <text:p text:style-name="P2"/>
      <text:p text:style-name="P1"><text:span text:style-name="T8"><text:s text:c="2"/></text:span><text:span text:style-name="T2">// Store the matrices for all instances of this node at this time</text:span></text:p>
      <text:p text:style-name="P1"><text:span text:style-name="T8"><text:s text:c="2"/></text:span><text:span text:style-name="T2">// so that they can be used to determine if this node's transformation</text:span></text:p>
      <text:p text:style-name="P1"><text:span text:style-name="T8"><text:s text:c="2"/></text:span><text:span text:style-name="T2">// is animated. <text:s/>This information is used for doing motion blur.</text:span></text:p>
      <text:p text:style-name="P1"><text:span text:style-name="T8"><text:s text:c="2"/></text:span><text:span text:style-name="T15">MDagPathArray</text:span><text:span text:style-name="T8"> </text:span><text:span text:style-name="T15">instanceArray</text:span><text:span text:style-name="T8">;</text:span></text:p>
      <text:p text:style-name="P1"><text:soft-page-break/><text:span text:style-name="T8"><text:s text:c="2"/></text:span><text:span text:style-name="T15">nodeFn</text:span><text:span text:style-name="T8">.</text:span><text:span text:style-name="T15">getAllPaths</text:span><text:span text:style-name="T8">( </text:span><text:span text:style-name="T15">instanceArray</text:span><text:span text:style-name="T8"> );</text:span></text:p>
      <text:p text:style-name="P1"><text:span text:style-name="T8"><text:s text:c="2"/></text:span><text:span text:style-name="T21">unsigned</text:span><text:span text:style-name="T8"> </text:span><text:span text:style-name="T15">last</text:span><text:span text:style-name="T8">( </text:span><text:span text:style-name="T15">instanceArray</text:span><text:span text:style-name="T8">.</text:span><text:span text:style-name="T15">length</text:span><text:span text:style-name="T8">() );</text:span></text:p>
      <text:p text:style-name="P1"><text:span text:style-name="T8"><text:s text:c="2"/></text:span><text:span text:style-name="T15">instanceMatrices</text:span><text:span text:style-name="T8">.</text:span><text:span text:style-name="T15">resize</text:span><text:span text:style-name="T8">( </text:span><text:span text:style-name="T15">last</text:span><text:span text:style-name="T8"> );</text:span></text:p>
      <text:p text:style-name="P1"><text:span text:style-name="T8"><text:s text:c="2"/></text:span><text:span text:style-name="T21">for</text:span><text:span text:style-name="T8">( </text:span><text:span text:style-name="T21">unsigned</text:span><text:span text:style-name="T8"> </text:span><text:span text:style-name="T15">i</text:span><text:span text:style-name="T8">( 0 ); </text:span><text:span text:style-name="T15">i</text:span><text:span text:style-name="T8"> &lt; </text:span><text:span text:style-name="T15">last</text:span><text:span text:style-name="T8">; </text:span><text:span text:style-name="T15">i</text:span><text:span text:style-name="T8">++ ) </text:span></text:p>
      <text:p text:style-name="P1"><text:span text:style-name="T8"><text:s text:c="4"/></text:span><text:span text:style-name="T15">instanceMatrices</text:span><text:span text:style-name="T8">[ </text:span><text:span text:style-name="T15">i</text:span><text:span text:style-name="T8"> ] = </text:span><text:span text:style-name="T15">instanceArray</text:span><text:span text:style-name="T8">[ </text:span><text:span text:style-name="T15">i</text:span><text:span text:style-name="T8"> ].</text:span><text:span text:style-name="T15">inclusiveMatrix</text:span><text:span text:style-name="T8">();</text:span></text:p>
      <text:p text:style-name="P6">}</text:p>
      <text:p text:style-name="P6"/>
      <text:p text:style-name="P1"><text:span text:style-name="T13">see elvishray::</text:span><text:span text:style-name="T20">Renderer</text:span><text:span text:style-name="T13">::</text:span>exportOneObject<text:span text:style-name="T20">() for how to get the data of transform motion.</text:span></text:p>
      <text:h text:style-name="P27" text:outline-level="2"><text:s/>Deform Motion Blur</text:h>
      <text:p text:style-name="P20"><draw:frame draw:style-name="fr1" draw:name="图形2" text:anchor-type="paragraph" svg:width="15.983cm" svg:height="4.738cm" draw:z-index="1"><draw:image xlink:href="Pictures/2000000700003E6E0000128104388A64.svm" xlink:type="simple" xlink:show="embed" xlink:actuate="onLoad"/></draw:frame></text:p>
      <text:p text:style-name="P19"><text:span text:style-name="T19">liqRibMeshData</text:span><text:span text:style-name="T12">::</text:span><text:span text:style-name="T19">liqRibMeshData</text:span><text:span text:style-name="T12">( </text:span><text:span text:style-name="T19">MObject</text:span><text:span text:style-name="T12"> </text:span><text:span text:style-name="T19">mesh</text:span><text:span text:style-name="T12"> )</text:span></text:p>
      <text:p text:style-name="P2">{</text:p>
      <text:p text:style-name="P1"><text:span text:style-name="T19">pointsPointerPair</text:span><text:span text:style-name="T12">.</text:span><text:span text:style-name="T19">set</text:span><text:span text:style-name="T12">( </text:span><text:span text:style-name="T27">"P"</text:span><text:span text:style-name="T12">, </text:span><text:span text:style-name="T19">rPoint</text:span><text:span text:style-name="T12">, </text:span><text:span text:style-name="T19">numPoints</text:span><text:span text:style-name="T12"> );</text:span></text:p>
      <text:p text:style-name="P1"><text:span text:style-name="T19">normalsPointerPair</text:span><text:span text:style-name="T12">.</text:span><text:span text:style-name="T19">set</text:span><text:span text:style-name="T12">( </text:span><text:span text:style-name="T27">"N"</text:span><text:span text:style-name="T12">, </text:span><text:span text:style-name="T19">rNormal</text:span><text:span text:style-name="T12">,...</text:span><text:span text:style-name="T13">);</text:span></text:p>
      <text:p text:style-name="P1"><text:span text:style-name="T19">pFaceVertexPointerPair</text:span><text:span text:style-name="T12">.</text:span><text:span text:style-name="T19">set</text:span><text:span text:style-name="T12">( </text:span><text:span text:style-name="T27">"st"</text:span><text:span text:style-name="T12">, </text:span><text:span text:style-name="T19">rFloat</text:span><text:span text:style-name="T12">, </text:span><text:span text:style-name="T19">numFaceVertices</text:span><text:span text:style-name="T12">, 2 );</text:span></text:p>
      <text:p text:style-name="P1"><text:span text:style-name="T19">pFaceVertexSPointer</text:span><text:span text:style-name="T12">.</text:span><text:span text:style-name="T19">set</text:span><text:span text:style-name="T12">( </text:span><text:span text:style-name="T27">"u"</text:span><text:span text:style-name="T12">, </text:span><text:span text:style-name="T19">rFloat</text:span><text:span text:style-name="T12">, </text:span><text:span text:style-name="T19">numFaceVertices</text:span><text:span text:style-name="T12"> );</text:span></text:p>
      <text:p text:style-name="P1"><text:span text:style-name="T15">pFaceVertexTPointer</text:span><text:span text:style-name="T8">.</text:span><text:span text:style-name="T15">set</text:span><text:span text:style-name="T8">( </text:span><text:span text:style-name="T26">"v"</text:span><text:span text:style-name="T8">, </text:span><text:span text:style-name="T15">rFloat</text:span><text:span text:style-name="T8">, </text:span><text:span text:style-name="T15">numFaceVertices</text:span><text:span text:style-name="T8"> );</text:span></text:p>
      <text:p text:style-name="P8"/>
      <text:p text:style-name="P1"><text:span text:style-name="T12"><text:s text:c="2"/></text:span><text:span text:style-name="T4">// Add tokens to array and clean up after</text:span></text:p>
      <text:p text:style-name="P1"><text:span text:style-name="T8"><text:s text:c="2"/></text:span><text:span text:style-name="T15">tokenPointerArray</text:span><text:span text:style-name="T8">.</text:span><text:span text:style-name="T15">push_back</text:span><text:span text:style-name="T8">( </text:span><text:span text:style-name="T15">pointsPointerPair</text:span><text:span text:style-name="T8"> );</text:span></text:p>
      <text:p text:style-name="P1"><text:span text:style-name="T8"><text:s text:c="2"/></text:span><text:span text:style-name="T15">tokenPointerArray</text:span><text:span text:style-name="T8">.</text:span><text:span text:style-name="T15">push_back</text:span><text:span text:style-name="T8">( </text:span><text:span text:style-name="T15">normalsPointerPair</text:span><text:span text:style-name="T8"> );</text:span></text:p>
      <text:p text:style-name="P1"><text:span text:style-name="T12"><text:s/></text:span><text:span text:style-name="T19">tokenPointerArray</text:span><text:span text:style-name="T12">.</text:span><text:span text:style-name="T19">insert</text:span><text:span text:style-name="T12">( </text:span><text:span text:style-name="T19">tokenPointerArray</text:span><text:span text:style-name="T12">.</text:span><text:span text:style-name="T19">end</text:span><text:span text:style-name="T12">(), </text:span><text:span text:style-name="T19">UVSetsArray</text:span><text:span text:style-name="T12">.</text:span><text:span text:style-name="T19">begin</text:span><text:span text:style-name="T12">(), </text:span><text:span text:style-name="T19">UVSetsArray</text:span><text:span text:style-name="T12">.</text:span><text:span text:style-name="T19">end</text:span><text:span text:style-name="T12">() );</text:span></text:p>
      <text:p text:style-name="P1"><text:span text:style-name="T12"><text:s/></text:span><text:span text:style-name="T19">tokenPointerArray</text:span><text:span text:style-name="T12">.</text:span><text:span text:style-name="T19">push_back</text:span><text:span text:style-name="T12">( </text:span><text:span text:style-name="T19">pFaceVertexSPointer</text:span><text:span text:style-name="T12"> );</text:span></text:p>
      <text:p text:style-name="P1"><text:span text:style-name="T8"><text:s text:c="2"/></text:span><text:span text:style-name="T15">tokenPointerArray</text:span><text:span text:style-name="T8">.</text:span><text:span text:style-name="T15">push_back</text:span><text:span text:style-name="T8">( </text:span><text:span text:style-name="T15">pFaceVertexTPointer</text:span><text:span text:style-name="T8"> );</text:span></text:p>
      <text:p text:style-name="P8"/>
      <text:p text:style-name="P8"/>
      <text:p text:style-name="P1"><text:span text:style-name="T12"><text:s text:c="2"/></text:span><text:span text:style-name="T19">addAdditionalSurfaceParameters</text:span><text:span text:style-name="T12">( </text:span><text:span text:style-name="T19">mesh</text:span><text:span text:style-name="T12"> );</text:span><text:span text:style-name="T12"><text:line-break/></text:span><text:span text:style-name="T13">}</text:span></text:p>
      <text:p text:style-name="P10"/>
      <text:p text:style-name="P10"><text:span text:style-name="T21">void</text:span><text:span text:style-name="T8"> </text:span><text:span text:style-name="T15">liqRibData</text:span><text:span text:style-name="T8">::</text:span><text:span text:style-name="T15">addAdditionalSurfaceParameters</text:span><text:span text:style-name="T8">( </text:span><text:span text:style-name="T15">MObject</text:span><text:span text:style-name="T8"> </text:span><text:span text:style-name="T15">node</text:span><text:span text:style-name="T8"> )</text:span></text:p>
      <text:p text:style-name="P2">{</text:p>
      <text:p text:style-name="P1"><text:span text:style-name="T8"><text:s text:c="2"/></text:span><text:span text:style-name="T2">// find the attributes</text:span></text:p>
      <text:p text:style-name="P1"><text:span text:style-name="T8"><text:s text:c="2"/></text:span><text:span text:style-name="T15">MStringArray</text:span><text:span text:style-name="T8"> </text:span><text:span text:style-name="T15">floatAttributesFound</text:span><text:span text:style-name="T8"> <text:s/>= </text:span><text:span text:style-name="T15">findAttributesByPrefix</text:span><text:span text:style-name="T8">( </text:span><text:span text:style-name="T26">"rmanF"</text:span><text:span text:style-name="T8">, </text:span><text:span text:style-name="T15">nodeFn</text:span><text:span text:style-name="T8"> );</text:span></text:p>
      <text:p text:style-name="P1"><text:span text:style-name="T8"><text:s text:c="2"/></text:span><text:span text:style-name="T15">MStringArray</text:span><text:span text:style-name="T8"> </text:span><text:span text:style-name="T15">pointAttributesFound</text:span><text:span text:style-name="T8"> <text:s/>= </text:span><text:span text:style-name="T15">findAttributesByPrefix</text:span><text:span text:style-name="T8">( </text:span><text:span text:style-name="T26">"rmanP"</text:span><text:span text:style-name="T8">, </text:span><text:span text:style-name="T15">nodeFn</text:span><text:span text:style-name="T8"> );</text:span></text:p>
      <text:p text:style-name="P1"><text:span text:style-name="T8"><text:s text:c="2"/></text:span><text:span text:style-name="T15">MStringArray</text:span><text:span text:style-name="T8"> </text:span><text:span text:style-name="T15">vectorAttributesFound</text:span><text:span text:style-name="T8"> = </text:span><text:span text:style-name="T15">findAttributesByPrefix</text:span><text:span text:style-name="T8">( </text:span><text:span text:style-name="T26">"rmanV"</text:span><text:span text:style-name="T8">, </text:span><text:span text:style-name="T15">nodeFn</text:span><text:span text:style-name="T8"> );</text:span></text:p>
      <text:p text:style-name="P1"><text:span text:style-name="T8"><text:s text:c="2"/></text:span><text:span text:style-name="T15">MStringArray</text:span><text:span text:style-name="T8"> </text:span><text:span text:style-name="T15">normalAttributesFound</text:span><text:span text:style-name="T8"> = </text:span><text:span text:style-name="T15">findAttributesByPrefix</text:span><text:span text:style-name="T8">( </text:span><text:span text:style-name="T26">"rmanN"</text:span><text:span text:style-name="T8">, </text:span><text:span text:style-name="T15">nodeFn</text:span><text:span text:style-name="T8"> );</text:span></text:p>
      <text:p text:style-name="P1"><text:span text:style-name="T8"><text:s text:c="2"/></text:span><text:span text:style-name="T15">MStringArray</text:span><text:span text:style-name="T8"> </text:span><text:span text:style-name="T15">colorAttributesFound</text:span><text:span text:style-name="T8"> <text:s/>= </text:span><text:span text:style-name="T15">findAttributesByPrefix</text:span><text:span text:style-name="T8">( </text:span><text:span text:style-name="T26">"rmanC"</text:span><text:span text:style-name="T8">, </text:span><text:span text:style-name="T15">nodeFn</text:span><text:span text:style-name="T8"> );</text:span></text:p>
      <text:p text:style-name="P1"><text:span text:style-name="T8"><text:s text:c="2"/></text:span><text:span text:style-name="T15">MStringArray</text:span><text:span text:style-name="T8"> </text:span><text:span text:style-name="T15">stringAttributesFound</text:span><text:span text:style-name="T8"> = </text:span><text:span text:style-name="T15">findAttributesByPrefix</text:span><text:span text:style-name="T8">( </text:span><text:span text:style-name="T26">"rmanS"</text:span><text:span text:style-name="T8">, </text:span><text:span text:style-name="T15">nodeFn</text:span><text:span text:style-name="T8"> );</text:span></text:p>
      <text:p text:style-name="P24"/>
      <text:p text:style-name="P1"><text:span text:style-name="T7">//</text:span>rmanF, rmanP,rmanV,rmanN,rmanC <text:span text:style-name="T7">and </text:span>rmanS <text:span text:style-name="T7">will be added to tokenPointerPair, and </text:span><text:span text:style-name="T7">tokenPointerPair is</text:span><text:span text:style-name="T7"> added to tokenPointerArray</text:span></text:p>
      <text:p text:style-name="P1"><text:span text:style-name="T16">tokenPointerArray</text:span><text:span text:style-name="T9">.</text:span><text:span text:style-name="T16">push_back</text:span><text:span text:style-name="T9">( </text:span><text:span text:style-name="T16">tokenPointerPair</text:span><text:span text:style-name="T9"> );</text:span></text:p>
      <text:p text:style-name="P3"/>
      <text:p text:style-name="P5">}</text:p>
      <text:p text:style-name="P10"/>
      <text:p text:style-name="P1"><text:span text:style-name="T13">see elvishray::</text:span><text:span text:style-name="T20">Renderer</text:span><text:span text:style-name="T13">::</text:span><text:span text:style-name="T17">exportOneGeometry_Mesh</text:span><text:span text:style-name="T20">() for how to get the data of deform motion </text:span></text:p>
      <text:p text:style-name="P10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4M45S</meta:editing-duration>
    <meta:editing-cycles>26</meta:editing-cycles>
    <meta:generator>OpenOffice.org/3.2$Win32 OpenOffice.org_project/320m12$Build-9483</meta:generator>
    <dc:date>2012-06-04T14:24:56.98</dc:date>
    <dc:creator>yaoyansi </dc:creator>
    <meta:document-statistic meta:table-count="0" meta:image-count="2" meta:object-count="0" meta:page-count="4" meta:paragraph-count="125" meta:word-count="592" meta:character-count="5046"/>
    <meta:user-defined meta:name="Info 1"/>
    <meta:user-defined meta:name="Info 2"/>
    <meta:user-defined meta:name="Info 3"/>
    <meta:user-defined meta:name="Info 4"/>
  </office:meta>
</office:document-meta>
</file>